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3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4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5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6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7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8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9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0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1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32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3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4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4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5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1">Period of a Spring</text:p>
          </table:table-cell>
          <table:covered-table-cell/>
          <table:table-cell table:style-name="Table1.C37" office:value-type="string">
            <text:p text:style-name="P5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Impulse</text:p>
          </table:table-cell>
          <table:covered-table-cell/>
          <table:table-cell table:style-name="Table1.C37" office:value-type="string">
            <text:p text:style-name="P5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Momentum</text:p>
          </table:table-cell>
          <table:covered-table-cell/>
          <table:table-cell table:style-name="Table1.C37" office:value-type="string">
            <text:p text:style-name="P5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6">Conservation of Momentum</text:p>
          </table:table-cell>
          <table:covered-table-cell/>
          <table:table-cell table:style-name="Table1.C37" office:value-type="string">
            <text:p text:style-name="P5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1">Period of a Pendulum</text:p>
          </table:table-cell>
          <table:covered-table-cell/>
          <table:table-cell table:style-name="Table1.C37" office:value-type="string">
            <text:p text:style-name="P5"><draw:frame draw:style-name="fr1" draw:name="Object16" text:anchor-type="as-char" svg:y="-0.2783in" svg:width="0.8508in" svg:height="0.4354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15">Centripetal Acceleration</text:p>
          </table:table-cell>
          <table:covered-table-cell/>
          <table:table-cell table:style-name="Table1.C21" office:value-type="string">
            <text:p text:style-name="P5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13">Centripetal Force</text:p>
          </table:table-cell>
          <table:covered-table-cell/>
          <table:table-cell table:style-name="Table1.C37" office:value-type="string">
            <text:p text:style-name="P5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>Universal Gravitation</text:p>
          </table:table-cell>
          <table:covered-table-cell/>
          <table:table-cell table:style-name="Table1.C37" office:value-type="string">
            <text:p text:style-name="P5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6">Kepler's Laws</text:p>
          </table:table-cell>
          <table:table-cell table:style-name="Table1.B26" office:value-type="string">
            <text:p text:style-name="P16"><text:span text:style-name="T3">1</text:span><text:span text:style-name="T2">st</text:span><text:span text:style-name="T3"> Law: </text:span>Eccentricity</text:p>
          </table:table-cell>
          <table:table-cell table:style-name="Table1.C37" office:value-type="string">
            <text:p text:style-name="P28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8"><text:span text:style-name="T3">2</text:span><text:span text:style-name="T2">nd</text:span><text:span text:style-name="T3"> Law: </text:span>Equal Areas in Equal Time</text:p>
          </table:table-cell>
          <table:table-cell table:style-name="Table1.C37" office:value-type="string">
            <text:p text:style-name="P13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3</text:span><text:span text:style-name="T2">rd</text:span><text:span text:style-name="T3"> Law: </text:span>Orbital Period and average orbital radius</text:p>
          </table:table-cell>
          <table:table-cell table:style-name="Table1.C37" office:value-type="string">
            <text:p text:style-name="P13"><draw:frame draw:style-name="fr1" draw:name="Object20" text:anchor-type="as-char" svg:y="-0.2929in" svg:width="0.9374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0">Frequency and Period</text:p>
          </table:table-cell>
          <table:covered-table-cell/>
          <table:table-cell table:style-name="Table1.C37" office:value-type="string">
            <text:p text:style-name="P30"><draw:frame draw:style-name="fr1" draw:name="Object38" text:anchor-type="as-char" svg:y="-0.2437in" svg:width="0.4417in" svg:height="0.3929in" draw:z-index="3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29">Velocity of a <text:span text:style-name="T4">W</text:span>ave</text:p>
          </table:table-cell>
          <table:covered-table-cell/>
          <table:table-cell table:style-name="Table1.C37" office:value-type="string">
            <text:p text:style-name="P5"><draw:frame draw:style-name="fr1" draw:name="Object37" text:anchor-type="as-char" svg:y="-0.1484in" svg:width="0.4925in" svg:height="0.1846in" draw:z-index="3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1">Constructive Interference</text:p>
          </table:table-cell>
          <table:covered-table-cell/>
          <table:table-cell table:style-name="Table1.C37" office:value-type="string">
            <text:p text:style-name="P32"><draw:frame draw:style-name="fr1" draw:name="Object39" text:anchor-type="as-char" svg:y="-0.1484in" svg:width="0.828in" svg:height="0.1839in" draw:z-index="35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33" table:number-columns-spanned="2" office:value-type="string">
            <text:p text:style-name="P31">Destructive Interference</text:p>
          </table:table-cell>
          <table:covered-table-cell/>
          <table:table-cell table:style-name="Table1.C37" office:value-type="string">
            <text:p text:style-name="P5"><draw:frame draw:style-name="fr1" draw:name="Object40" text:anchor-type="as-char" svg:y="-0.2445in" svg:width="1.1756in" svg:height="0.3937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33" table:number-columns-spanned="2" office:value-type="string">
            <text:p text:style-name="P31">Resonance (both open or closed)</text:p>
          </table:table-cell>
          <table:covered-table-cell/>
          <table:table-cell table:style-name="Table1.C37" office:value-type="string">
            <text:p text:style-name="P5"><draw:frame draw:style-name="fr1" draw:name="Object41" text:anchor-type="as-char" svg:y="-0.2437in" svg:width="0.5465in" svg:height="0.3929in" draw:z-index="37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33" table:number-columns-spanned="2" office:value-type="string">
            <text:p text:style-name="P31">Resonance (One side open)</text:p>
          </table:table-cell>
          <table:covered-table-cell/>
          <table:table-cell table:style-name="Table1.C37" office:value-type="string">
            <text:p text:style-name="P5"><draw:frame draw:style-name="fr1" draw:name="Object42" text:anchor-type="as-char" svg:y="-0.2437in" svg:width="0.5465in" svg:height="0.3929in" draw:z-index="38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33" table:number-columns-spanned="2" office:value-type="string">
            <text:p text:style-name="P27">Doppler Shift for <text:span text:style-name="T4">S</text:span>ound </text:p>
          </table:table-cell>
          <table:covered-table-cell/>
          <table:table-cell table:style-name="Table1.C37" office:value-type="string">
            <text:p text:style-name="P5"><draw:frame draw:style-name="fr1" draw:name="Object22" text:anchor-type="as-char" svg:y="-0.2693in" svg:width="1.0165in" svg:height="0.4429in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34" table:number-columns-spanned="2" office:value-type="string">
            <text:p text:style-name="P27">Index of <text:span text:style-name="T5">Refraction</text:span></text:p>
          </table:table-cell>
          <table:covered-table-cell/>
          <table:table-cell table:style-name="Table1.C37" office:value-type="string">
            <text:p text:style-name="P5"><draw:frame draw:style-name="fr1" draw:name="Object23" text:anchor-type="as-char" svg:y="-0.2445in" svg:width="0.5016in" svg:height="0.4189in" draw:z-index="4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27">Snell's Law</text:p>
          </table:table-cell>
          <table:covered-table-cell/>
          <table:table-cell table:style-name="Table1.C37" office:value-type="string">
            <text:p text:style-name="P5"><draw:frame draw:style-name="fr1" draw:name="Object24" text:anchor-type="as-char" svg:y="-0.1484in" svg:width="1.1874in" svg:height="0.2098in" draw:z-index="4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33">Lens Equation</text:p>
          </table:table-cell>
          <table:covered-table-cell/>
          <table:table-cell table:style-name="Table1.C37" office:value-type="string">
            <text:p text:style-name="P5"><draw:frame draw:style-name="fr1" draw:name="Object45" text:anchor-type="as-char" svg:y="-0.2437in" svg:width="0.6874in" svg:height="0.3929in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3">Resistors in Series</text:p>
          </table:table-cell>
          <table:covered-table-cell/>
          <table:table-cell table:style-name="Table1.C37" office:value-type="string">
            <text:p text:style-name="P5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Resistors in Parallel</text:p>
          </table:table-cell>
          <table:covered-table-cell/>
          <table:table-cell table:style-name="Table1.C42" office:value-type="string">
            <text:p text:style-name="P5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Ohm's Law</text:p>
          </table:table-cell>
          <table:covered-table-cell/>
          <table:table-cell table:style-name="Table1.C42" office:value-type="string">
            <text:p text:style-name="P5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3">Definition of Resistance</text:p>
          </table:table-cell>
          <table:covered-table-cell/>
          <table:table-cell table:style-name="Table1.C42" office:value-type="string">
            <text:p text:style-name="P14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4">Electrical Power</text:p>
          </table:table-cell>
          <table:covered-table-cell/>
          <table:table-cell table:style-name="Table1.C42" office:value-type="string">
            <text:p text:style-name="P5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31"/>
          </table:table-cell>
          <table:covered-table-cell/>
          <table:table-cell table:style-name="Table1.C42" office:value-type="string">
            <text:p text:style-name="P5"/>
          </table:table-cell>
        </table:table-row>
        <table:table-row>
          <table:table-cell table:style-name="Table1.A43" table:number-columns-spanned="2" office:value-type="string">
            <text:p text:style-name="P31"/>
          </table:table-cell>
          <table:covered-table-cell/>
          <table:table-cell table:style-name="Table1.C43" office:value-type="string">
            <text:p text:style-name="P5"/>
          </table:table-cell>
        </table:table-row>
      </table:table>
      <text:p text:style-name="P1"/>
      <text:p text:style-name="P1"/>
      <text:p text:style-name="P3"><text:soft-page-break/>Constants:</text:p>
      <text:p text:style-name="P3"/>
      <text:p text:style-name="P3"><draw:frame draw:style-name="fr1" draw:name="Object35" text:anchor-type="as-char" svg:y="-0.172in" svg:width="1.1571in" svg:height="0.2327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><draw:frame draw:style-name="fr1" draw:name="Object43" text:anchor-type="as-char" svg:y="-0.1484in" svg:width="1.0965in" svg:height="0.2098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12-17T09:17:49.629402345</dc:date>
    <meta:editing-duration>PT1H18M11S</meta:editing-duration>
    <meta:editing-cycles>69</meta:editing-cycles>
    <meta:generator>LibreOffice/4.2.7.2$Linux_X86_64 LibreOffice_project/420$Build-2</meta:generator>
    <meta:print-date>2014-01-22T08:14:58.391864975</meta:print-date>
    <dc:creator>Jonas Williamson</dc:creator>
    <meta:document-statistic meta:table-count="1" meta:image-count="0" meta:object-count="45" meta:page-count="3" meta:paragraph-count="85" meta:word-count="121" meta:character-count="816" meta:non-whitespace-character-count="734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1</mn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2</mn>
                </msub>
              </mrow>
              <mo stretchy="false">)</mo>
            </mrow>
            <mn>3</mn>
          </msup>
        </mfrac>
      </mrow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